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8cm" fo:min-width="2.34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8cm" fo:min-width="3.10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77cm" fo:min-width="2.841cm" loext:decorative="false"/>
      <style:paragraph-properties style:writing-mode="lr-tb"/>
    </style:style>
    <style:style style:name="gr4" style:family="graphic" style:parent-style-name="standard">
      <style:graphic-properties draw:marker-end="Triangle" draw:textarea-vertical-align="middle" loext:decorative="fals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9" style:family="graphic" style:parent-style-name="standard">
      <style:graphic-properties draw:stroke="dash" draw:stroke-dash="Dot_20__28_Rounded_29_" svg:stroke-width="0.03cm" svg:stroke-color="#00a933" draw:marker-start-width="0.26cm" draw:marker-end-width="0.26cm" svg:stroke-linecap="round" draw:textarea-horizontal-align="justify" draw:textarea-vertical-align="middle" draw:auto-grow-height="false" fo:min-height="1.619cm" fo:min-width="3.304cm" fo:padding-top="0.115cm" fo:padding-bottom="0.115cm" fo:padding-left="0.24cm" fo:padding-right="0.24cm" loext:decorative="false"/>
    </style:style>
    <style:style style:name="gr10" style:family="graphic" style:parent-style-name="standard">
      <style:graphic-properties draw:stroke="dash" draw:stroke-dash="Dot_20__28_Rounded_29_" svg:stroke-width="0.03cm" svg:stroke-color="#00a933" draw:marker-start-width="0.26cm" draw:marker-end-width="0.26cm" svg:stroke-linecap="round" draw:textarea-horizontal-align="justify" draw:textarea-vertical-align="middle" draw:auto-grow-height="false" fo:min-height="1.639cm" fo:min-width="3.324cm" fo:padding-top="0.115cm" fo:padding-bottom="0.115cm" fo:padding-left="0.24cm" fo:padding-right="0.24cm" loext:decorative="false"/>
    </style:style>
    <style:style style:name="gr11" style:family="graphic" style:parent-style-name="objectwithoutfill">
      <style:graphic-properties draw:stroke="dash" draw:stroke-dash="Dot_20__28_Rounded_29_" svg:stroke-color="#00a933" draw:marker-end="Extrémités_20_de_20_flèche_20_7" draw:marker-end-width="0.3cm" svg:stroke-linecap="round" draw:fill="none" draw:textarea-vertical-align="middle" loext:decorative="false"/>
    </style:style>
    <style:style style:name="gr12" style:family="graphic" style:parent-style-name="standard">
      <style:graphic-properties draw:stroke="dash" draw:stroke-dash="Dot_20__28_Rounded_29_" svg:stroke-color="#00a933" draw:marker-start="Extrémités_20_de_20_flèche_20_9" draw:marker-end="" svg:stroke-linecap="round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a933" loext:opacity="100%" fo:font-size="16pt" style:font-size-asian="16pt" style:font-size-complex="16pt"/>
    </style:style>
    <style:style style:name="P4" style:family="paragraph">
      <loext:graphic-properties draw:fill="none" draw:fill-color="#ffffff"/>
      <style:text-properties fo:color="#00a933" loext:opacity="100%" fo:font-size="16pt" style:font-size-asian="16pt" style:font-size-complex="16pt"/>
    </style:style>
    <style:style style:name="T1" style:family="text">
      <style:text-properties fo:color="#00a933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025cm" svg:height="1.85cm" svg:x="5.025cm" svg:y="6.275cm">
          <text:p text:style-name="P1">Prê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1cm" svg:height="1.85cm" svg:x="12.225cm" svg:y="3.175cm">
          <text:p text:style-name="P1">En cours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1cm" svg:height="1.85cm" svg:x="12.325cm" svg:y="9.825cm">
          <text:p text:style-name="P1">En cours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725cm" svg:height="1.875cm" svg:x="12.5cm" svg:y="6.3cm">
          <text:p text:style-name="P1">Bloqu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1cm" svg:height="1.85cm" svg:x="21.125cm" svg:y="6.275cm">
          <text:p text:style-name="P1">Termin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" draw:text-style-name="P1" draw:layer="layout" svg:width="14.89cm" svg:height="9.97cm" svg:x="7.336cm" svg:y="3.809cm" draw:kind="arc" draw:start-angle="110.49" draw:end-angle="151.3">
          <text:p/>
        </draw:ellipse>
        <draw:ellipse draw:style-name="gr4" draw:text-style-name="P1" draw:layer="layout" svg:width="13.847cm" svg:height="9.532cm" draw:transform="rotate (-3.14159265358979) translate (13.575cm 7.177cm)" draw:kind="arc" draw:start-angle="110.49" draw:end-angle="151.3">
          <text:p/>
        </draw:ellipse>
        <draw:ellipse draw:style-name="gr4" draw:text-style-name="P1" draw:layer="layout" svg:width="14.89cm" svg:height="9.97cm" draw:transform="skewX (1.00359279058202E-016) rotate (-1.07948614235849) translate (10.77cm 5.685cm)" draw:kind="arc" draw:start-angle="110.49" draw:end-angle="151.3">
          <text:p/>
        </draw:ellipse>
        <draw:ellipse draw:style-name="gr4" draw:text-style-name="P1" draw:layer="layout" svg:width="15.498cm" svg:height="10.216cm" draw:transform="skewX (-0.0623082542961976) rotate (2.0315632493214) translate (10.344cm 12.782cm)" draw:kind="arc" draw:start-angle="110.49" draw:end-angle="151.3">
          <text:p/>
        </draw:ellipse>
        <draw:line draw:style-name="gr5" draw:text-style-name="P2" draw:layer="layout" svg:x1="14.775cm" svg:y1="5.2cm" svg:x2="14.8cm" svg:y2="6.175cm">
          <text:p/>
        </draw:line>
        <draw:line draw:style-name="gr6" draw:text-style-name="P2" draw:layer="layout" svg:x1="14.875cm" svg:y1="9.7cm" svg:x2="14.85cm" svg:y2="8.35cm">
          <text:p/>
        </draw:line>
        <draw:line draw:style-name="gr7" draw:text-style-name="P2" draw:layer="layout" svg:x1="12.4cm" svg:y1="7.2cm" svg:x2="9.15cm" svg:y2="7.225cm">
          <text:p/>
        </draw:line>
        <draw:line draw:style-name="gr8" draw:text-style-name="P2" draw:layer="layout" svg:x1="17.35cm" svg:y1="7.2cm" svg:x2="21.05cm" svg:y2="7.175cm">
          <text:p/>
        </draw:line>
        <draw:custom-shape draw:style-name="gr9" draw:text-style-name="P1" draw:layer="layout" svg:width="5.378cm" svg:height="2.641cm" draw:transform="rotate (0.434237917896189) translate (7.55cm 5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378cm" svg:height="2.641cm" draw:transform="rotate (-0.50771627940515) translate (8.838cm 6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7.525cm" svg:y1="3.875cm" svg:x2="8.825cm" svg:y2="4.775cm">
          <text:p/>
        </draw:line>
        <draw:ellipse draw:style-name="gr12" draw:text-style-name="P1" draw:layer="layout" svg:width="8.143cm" svg:height="7.803cm" svg:x="3.1cm" svg:y="3.672cm" draw:kind="arc" draw:start-angle="112.74" draw:end-angle="309.3">
          <text:p/>
        </draw:ellipse>
        <draw:frame draw:style-name="gr13" draw:text-style-name="P4" draw:layer="layout" svg:width="5.225cm" svg:height="0.878cm" svg:x="4.725cm" svg:y="3.05cm">
          <draw:text-box>
            <text:p text:style-name="P3"><text:span text:style-name="T1">ordonnance</text:span><text:span text:style-name="T1">u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8cm" draw:marker-start-center="false" draw:marker-end-width="0.28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7:46:30.436361348</meta:creation-date>
    <meta:generator>LibreOffice/24.2.6.2$Linux_X86_64 LibreOffice_project/420$Build-2</meta:generator>
    <dc:date>2024-11-24T20:17:23.165927023</dc:date>
    <meta:editing-duration>PT2H7M54S</meta:editing-duration>
    <meta:editing-cycles>3</meta:editing-cycles>
    <meta:document-statistic meta:object-count="18"/>
  </office:meta>
</office:document-meta>
</file>